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Montserrat1" svg:font-family="Montserrat" style:font-adornments="Light" style:font-pitch="variable"/>
    <style:font-face style:name="Montserrat" svg:font-family="Montserrat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5">
      <style:paragraph-properties fo:margin-top="0cm" fo:margin-bottom="0cm" loext:contextual-spacing="false"/>
    </style:style>
    <text:list-style style:name="L1">
      <text:list-level-style-number text:level="1" text:style-name="Numbering_20_Symbols" style:num-suffix="." style:num-format="1">
        <style:list-level-properties text:min-label-width="1.016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min-label-width="1.016cm"/>
      </text:list-level-style-number>
      <text:list-level-style-number text:level="2" text:style-name="Numbering_20_Symbols" style:num-suffix=")" style:num-format="a">
        <style:list-level-properties text:space-before="1.016cm" text:min-label-width="1.016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min-label-width="1.016cm"/>
      </text:list-level-style-number>
      <text:list-level-style-number text:level="2" text:style-name="Numbering_20_Symbols" style:num-suffix=")" style:num-format="a">
        <style:list-level-properties text:space-before="1.016cm" text:min-label-width="1.016cm"/>
      </text:list-level-style-number>
      <text:list-level-style-number text:level="3" text:style-name="Numbering_20_Symbols" style:num-suffix=")" style:num-format="a">
        <style:list-level-properties text:space-before="2.032cm" text:min-label-width="1.016cm"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min-label-width="1.016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min-label-width="1.016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min-label-width="1.016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min-label-width="1.016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min-label-width="1.016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min-label-width="1.016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min-label-width="1.016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min-label-width="1.016cm"/>
      </text:list-level-style-number>
      <text:list-level-style-number text:level="2" text:style-name="Numbering_20_Symbols" style:num-suffix=")" style:num-format="a">
        <style:list-level-properties text:space-before="1.016cm" text:min-label-width="1.016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min-label-width="1.016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min-label-width="1.016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min-label-width="1.016cm"/>
      </text:list-level-style-number>
      <text:list-level-style-number text:level="2" text:style-name="Numbering_20_Symbols" style:num-suffix=")" style:num-format="a">
        <style:list-level-properties text:space-before="1.016cm" text:min-label-width="1.016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min-label-width="1.016cm"/>
      </text:list-level-style-number>
      <text:list-level-style-number text:level="2" text:style-name="Numbering_20_Symbols" style:num-suffix=")" style:num-format="a">
        <style:list-level-properties text:space-before="1.016cm" text:min-label-width="1.016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min-label-width="1.016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min-label-width="1.016cm"/>
      </text:list-level-style-number>
      <text:list-level-style-number text:level="2" text:style-name="Numbering_20_Symbols" style:num-suffix=")" style:num-format="a">
        <style:list-level-properties text:space-before="1.016cm" text:min-label-width="1.016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min-label-width="1.016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min-label-width="1.016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min-label-width="1.016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atzung</text:p>
      <text:p text:style-name="Date">13.04.2018</text:p>
      <text:h text:style-name="Heading_20_1" text:outline-level="1">Name, Sitz</text:h>
      <text:list xml:id="list800741425" text:style-name="L1">
        <text:list-item>
          <text:p text:style-name="P2">Die Genossenschaft heißt “ctrl.alt.coop eG”.</text:p>
        </text:list-item>
        <text:list-item>
          <text:p text:style-name="P2">Der Sitz der Genossenschaft ist Schöneiche bei Berlin.</text:p>
        </text:list-item>
      </text:list>
      <text:h text:style-name="Heading_20_1" text:outline-level="1">Zweck und Gegenstand</text:h>
      <text:list xml:id="list3638516718" text:style-name="L2">
        <text:list-item>
          <text:p text:style-name="P3">Die Genossenschaft bezweckt die Förderung der Wirtschaft und des Erwerbs der Mitglieder mittels gemeinschaftlichen Geschäftsbetriebes.</text:p>
        </text:list-item>
        <text:list-item>
          <text:p text:style-name="P3">Der Gegenstand der Genossenschaft ist:</text:p>
          <text:list>
            <text:list-item>
              <text:p text:style-name="P3">die Entwicklung sowie Pflege und Wartung von IT‐Verfahren zur Unterstützung der Mitglieder bei der Aufgabenerfüllung sowie die Mitwirkung bei deren Einführung und Anwendung;</text:p>
            </text:list-item>
            <text:list-item>
              <text:p text:style-name="P3">Bereitstellung von IT‐Diensten einschließlich der Erbringung informationstechnischer und beratender Dienstleistungen für Mitglieder.</text:p>
            </text:list-item>
          </text:list>
        </text:list-item>
        <text:list-item>
          <text:p text:style-name="P3">Die Geschäfte mit Nichtmitgliedern sind zulässig.</text:p>
        </text:list-item>
        <text:list-item>
          <text:p text:style-name="P3">Die Genossenschaft kann sich an anderen Unternehmen beteiligen, wenn dies der Förderung der Mitglieder dien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Montserrat1" svg:font-family="Montserrat" style:font-adornments="Light" style:font-pitch="variable"/>
    <style:font-face style:name="Montserrat" svg:font-family="Montserrat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ontserrat" fo:font-family="Montserrat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text:number-lines="true" text:line-number="1"/>
      <style:text-properties style:font-name="Montserrat1" fo:font-family="Montserrat" style:font-style-name="Light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center" style:justify-single-word="false"/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prefix="§ " style:num-format="1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atzung</dc:title>
    <dc:date>2018-04-13T14:38:05.436361795</dc:date>
    <meta:editing-duration>PT50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1" meta:paragraph-count="13" meta:word-count="109" meta:character-count="804" meta:non-whitespace-character-count="717"/>
  </office:meta>
</office:document-meta>
</file>